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>
      <style:text-properties officeooo:rsid="002531ec" officeooo:paragraph-rsid="002531ec"/>
    </style:style>
    <style:style style:name="P3" style:family="paragraph" style:parent-style-name="Standard" style:list-style-name="L1">
      <style:text-properties fo:color="#800000" officeooo:rsid="000e4558" officeooo:paragraph-rsid="000e4558"/>
    </style:style>
    <style:style style:name="P4" style:family="paragraph" style:parent-style-name="Standard" style:list-style-name="L1">
      <style:text-properties officeooo:rsid="000e4558" officeooo:paragraph-rsid="000e4558"/>
    </style:style>
    <style:style style:name="P5" style:family="paragraph" style:parent-style-name="Standard" style:list-style-name="L2">
      <style:text-properties officeooo:rsid="000e4558" officeooo:paragraph-rsid="000e4558"/>
    </style:style>
    <style:style style:name="P6" style:family="paragraph" style:parent-style-name="Standard" style:list-style-name="L2">
      <style:text-properties officeooo:rsid="000e4558" officeooo:paragraph-rsid="000e4558" fo:background-color="#ffff00"/>
    </style:style>
    <style:style style:name="P7" style:family="paragraph" style:parent-style-name="Standard" style:list-style-name="L2">
      <style:text-properties officeooo:rsid="000e4558" officeooo:paragraph-rsid="002188ef" fo:background-color="#ffff00"/>
    </style:style>
    <style:style style:name="P8" style:family="paragraph" style:parent-style-name="Standard" style:list-style-name="L2">
      <style:text-properties officeooo:rsid="002837d1" officeooo:paragraph-rsid="002837d1" fo:background-color="transparent"/>
    </style:style>
    <style:style style:name="P9" style:family="paragraph" style:parent-style-name="Standard" style:list-style-name="L2">
      <style:text-properties officeooo:rsid="0011d03b" officeooo:paragraph-rsid="0011d03b"/>
    </style:style>
    <style:style style:name="P10" style:family="paragraph" style:parent-style-name="Standard" style:list-style-name="L2">
      <style:text-properties style:text-line-through-style="solid" style:text-line-through-type="single" officeooo:rsid="000e4558" officeooo:paragraph-rsid="000e4558"/>
    </style:style>
    <style:style style:name="P11" style:family="paragraph" style:parent-style-name="Standard" style:list-style-name="L2">
      <style:text-properties officeooo:rsid="00104bc3" officeooo:paragraph-rsid="00104bc3"/>
    </style:style>
    <style:style style:name="P12" style:family="paragraph" style:parent-style-name="Standard" style:list-style-name="L2">
      <style:text-properties officeooo:rsid="0013db78" officeooo:paragraph-rsid="0013db78"/>
    </style:style>
    <style:style style:name="P13" style:family="paragraph" style:parent-style-name="Standard" style:list-style-name="L2">
      <style:text-properties officeooo:rsid="0013db78" officeooo:paragraph-rsid="001d795a"/>
    </style:style>
    <style:style style:name="P14" style:family="paragraph" style:parent-style-name="Standard" style:list-style-name="L2">
      <style:text-properties officeooo:rsid="001b3659" officeooo:paragraph-rsid="001d795a"/>
    </style:style>
    <style:style style:name="P15" style:family="paragraph" style:parent-style-name="Standard" style:list-style-name="L2">
      <style:text-properties officeooo:rsid="001d795a" officeooo:paragraph-rsid="001d795a"/>
    </style:style>
    <style:style style:name="P16" style:family="paragraph" style:parent-style-name="Standard" style:list-style-name="L2">
      <style:text-properties officeooo:rsid="001766f5" officeooo:paragraph-rsid="001766f5"/>
    </style:style>
    <style:style style:name="P17" style:family="paragraph" style:parent-style-name="Standard" style:list-style-name="L2">
      <style:text-properties officeooo:rsid="002188ef" officeooo:paragraph-rsid="002188ef"/>
    </style:style>
    <style:style style:name="P18" style:family="paragraph" style:parent-style-name="Standard" style:list-style-name="L2">
      <style:text-properties officeooo:rsid="0027d016" officeooo:paragraph-rsid="0027d016"/>
    </style:style>
    <style:style style:name="P19" style:family="paragraph" style:parent-style-name="Standard" style:list-style-name="L2">
      <style:text-properties officeooo:rsid="000e4558" officeooo:paragraph-rsid="000e4558" fo:background-color="#ffff66"/>
    </style:style>
    <style:style style:name="P20" style:family="paragraph" style:parent-style-name="Standard" style:list-style-name="L2">
      <style:text-properties officeooo:rsid="002b037d" officeooo:paragraph-rsid="002b037d"/>
    </style:style>
    <style:style style:name="P21" style:family="paragraph" style:parent-style-name="Standard">
      <style:text-properties officeooo:rsid="002531ec" officeooo:paragraph-rsid="002531ec"/>
    </style:style>
    <style:style style:name="P22" style:family="paragraph" style:parent-style-name="Standard" style:list-style-name="L3">
      <style:text-properties officeooo:rsid="0030c42b" officeooo:paragraph-rsid="0030c42b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0c42b" officeooo:paragraph-rsid="0030c42b" style:font-weight-asian="bold" style:font-weight-complex="bold"/>
    </style:style>
    <style:style style:name="P24" style:family="paragraph" style:parent-style-name="Standard" style:list-style-name="L3">
      <style:text-properties officeooo:paragraph-rsid="0030c42b"/>
    </style:style>
    <style:style style:name="T1" style:family="text">
      <style:text-properties officeooo:rsid="0013b4e2"/>
    </style:style>
    <style:style style:name="T2" style:family="text">
      <style:text-properties officeooo:rsid="001f2f13"/>
    </style:style>
    <style:style style:name="T3" style:family="text">
      <style:text-properties officeooo:rsid="002188ef"/>
    </style:style>
    <style:style style:name="T4" style:family="text">
      <style:text-properties officeooo:rsid="00226f88"/>
    </style:style>
    <style:style style:name="T5" style:family="text">
      <style:text-properties officeooo:rsid="0024dbf1"/>
    </style:style>
    <style:style style:name="T6" style:family="text">
      <style:text-properties officeooo:rsid="0027d016"/>
    </style:style>
    <style:style style:name="T7" style:family="text">
      <style:text-properties officeooo:rsid="002837d1"/>
    </style:style>
    <style:style style:name="T8" style:family="text">
      <style:text-properties officeooo:rsid="0029675c"/>
    </style:style>
    <style:style style:name="T9" style:family="text">
      <style:text-properties officeooo:rsid="0030c42b"/>
    </style:style>
    <style:style style:name="T10" style:family="text">
      <style:text-properties officeooo:rsid="0031128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5749801237249312226" text:style-name="L1">
        <text:list-item>
          <text:p text:style-name="P3">Identify all absolute fitness pieces of code <text:span text:style-name="T6">(DONE)</text:span></text:p>
        </text:list-item>
        <text:list-item>
          <text:p text:style-name="P3">Change notation of variables <text:span text:style-name="T6">(DONE)</text:span></text:p>
        </text:list-item>
        <text:list-item>
          <text:p text:style-name="P3">Remove absolute fitness <text:span text:style-name="T6">(DONE)</text:span></text:p>
        </text:list-item>
        <text:list-item>
          <text:p text:style-name="P3">Select new ODE equations for two dimension relative fitness model <text:span text:style-name="T6">(DONE)</text:span></text:p>
        </text:list-item>
        <text:list-item>
          <text:p text:style-name="P3">Insert new equations and form functions <text:span text:style-name="T6">(DONE)</text:span></text:p>
        </text:list-item>
        <text:list-item>
          <text:p text:style-name="P4">Modify data output functions to capture data for speed of evolution <text:span text:style-name="T6">(IN PROGRESS)</text:span></text:p>
        </text:list-item>
        <text:list-item>
          <text:p text:style-name="P4">Insert new parameters choices</text:p>
        </text:list-item>
        <text:list-item>
          <text:p text:style-name="P4">Run test simulation and output data for print in python</text:p>
        </text:list-item>
        <text:list-item>
          <text:p text:style-name="P4">Run code clean up</text:p>
        </text:list-item>
        <text:list-item>
          <text:p text:style-name="P4">Run simulations for ranges of parameters relevant to theoretical estimates for speed of evolution</text:p>
        </text:list-item>
        <text:list-item>
          <text:p text:style-name="P4">Generate plots comparing theoretical estimates with simulation data</text:p>
        </text:list-item>
      </text:list>
      <text:p text:style-name="P1"/>
      <text:p text:style-name="P1">Identification of code to modify</text:p>
      <text:list xml:id="list5978993024019800568" text:style-name="L2">
        <text:list-item>
          <text:p text:style-name="P5">List of functions</text:p>
          <text:list>
            <text:list-item>
              <text:p text:style-name="P6">getUnique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test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get<text:span text:style-name="T4">Min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<text:span text:style-name="T4">Max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NumGenotypes <text:span text:style-name="T6">(COMPLETED)</text:span></text:p>
              <text:list>
                <text:list-item>
                  <text:p text:style-name="P9">This function does not need modification.</text:p>
                </text:list-item>
              </text:list>
            </text:list-item>
            <text:list-item>
              <text:p text:style-name="P10">updateGenotypesForEnvShift <text:span text:style-name="T5">(DELETED)</text:span></text:p>
            </text:list-item>
            <text:list-item>
              <text:p text:style-name="P10">getSubLoad <text:span text:style-name="T6">(DELETED)</text:span></text:p>
            </text:list-item>
            <text:list-item>
              <text:p text:style-name="P6">collectMyData <text:span text:style-name="T6">(COMPLETED, NEEDS TEST)</text:span></text:p>
            </text:list-item>
            <text:list-item>
              <text:p text:style-name="P10">getInitGenotypeData <text:span text:style-name="T5">(DELETED)</text:span></text:p>
            </text:list-item>
            <text:list-item>
              <text:p text:style-name="P6">SolveDiffEqs <text:span text:style-name="T3">(COMPLETED, TESTED)</text:span></text:p>
              <text:list>
                <text:list-item>
                  <text:p text:style-name="P11">This is the first bit of code to be changed. <text:s/><text:span text:style-name="T1">I will keep using total numbers to minimize the changes to the other parts of the code, but that will not change the theoretical results</text:span>.</text:p>
                </text:list-item>
                <text:list-item>
                  <text:p text:style-name="P12">Also decided to change “timeuntilnextenvchange” to “nexttimestep”. <text:s/>I still need to take time steps to calculate growth of the fitness classes and compute their probability of fixation.</text:p>
                </text:list-item>
              </text:list>
            </text:list-item>
            <text:list-item>
              <text:p text:style-name="P7">PruneUnfitClasses <text:span text:style-name="T3">(NO CHANGES REQUIRED - prune those mothas!!)</text:span></text:p>
            </text:list-item>
            <text:list-item>
              <text:p text:style-name="P6">getNextMutants <text:span text:style-name="T3">(COMPLETED, TESTED)</text:span></text:p>
              <text:list>
                <text:list-item>
                  <text:p text:style-name="P13">One minor change made, which was to eliminate the argument for “c”. <text:s/></text:p>
                </text:list-item>
                <text:list-item>
                  <text:p text:style-name="P14">The ordering of the absolute fitness dimension needs to change from decreasing (better fitness) to increasing (better fitness). <text:s/></text:p>
                </text:list-item>
                <text:list-item>
                  <text:p text:style-name="P14">In addition, changing the name designations from rel and abs to simple trait1 and trait2.</text:p>
                </text:list-item>
                <text:list-item>
                  <text:p text:style-name="P15">Also need function to group the growth contributors for each new mutant fitness class <text:span text:style-name="T2">(see consilidateNewMutantList[])</text:span></text:p>
                </text:list-item>
              </text:list>
            </text:list-item>
            <text:list-item>
              <text:p text:style-name="P6">NextMutation <text:span text:style-name="T6">(COMPLETED, TESTED)</text:span></text:p>
              <text:list>
                <text:list-item>
                  <text:p text:style-name="P16"><text:soft-page-break/>This requires a significant change in tracking the growth of the fitness classes contributing to the new mutant fitness classes, <text:span text:style-name="T2">whose output has now changed from modifications made to the getNext</text:span></text:p>
                </text:list-item>
                <text:list-item>
                  <text:p text:style-name="P17">I need to figure out why the heck I need a parentindxfitclass and mutation type in the main module body.</text:p>
                </text:list-item>
                <text:list-item>
                  <text:p text:style-name="P17">Also, I won’t be able to test this module until the CalcPfix has been fixed too</text:p>
                </text:list-item>
              </text:list>
            </text:list-item>
            <text:list-item>
              <text:p text:style-name="P6">CalcPfix <text:span text:style-name="T3">(COMPLETED, TESTED)</text:span></text:p>
              <text:list>
                <text:list-item>
                  <text:p text:style-name="P18">Change the pfix calculation using Uecker and Hermisson results using the birth and death rate both equal to 1. <text:s/>I’ll have to check this later to make sure its correct will require me to look at the scaling closely.</text:p>
                </text:list-item>
              </text:list>
            </text:list-item>
            <text:list-item>
              <text:p text:style-name="P6">CalcEstablishmentTime <text:span text:style-name="T6">(COMPLETED, TESTED)</text:span></text:p>
            </text:list-item>
            <text:list-item>
              <text:p text:style-name="P19">RunSimulationCheckEachMutation2 <text:span text:style-name="T8">(COMPLETED, NEEDS MORE TEST)</text:span></text:p>
              <text:list>
                <text:list-item>
                  <text:p text:style-name="P20">Some minor changes to variable names and eliminated extinction conditions as well.</text:p>
                </text:list-item>
              </text:list>
            </text:list-item>
          </text:list>
        </text:list-item>
      </text:list>
      <text:p text:style-name="P1"/>
      <text:p text:style-name="P23">Technical Notes on Tests:</text:p>
      <text:list xml:id="list3701359151747604204" text:style-name="L3">
        <text:list-item>
          <text:p text:style-name="P24"><text:span text:style-name="T9">Checking for agreement of full data and summarized data for a one dimensional simulation.</text:span></text:p>
          <text:list>
            <text:list-item>
              <text:p text:style-name="P22">Their appeared to be disagreement between the two in a prior simulation. <text:s/><text:span text:style-name="T10">However, this could have been due to lack of control for the randomness. <text:s/>I’ve check the two for two simulations each using a different see and they appear to agree now.</text:span></text:p>
            </text:list-item>
          </text:list>
        </text:list-item>
        <text:list-item>
          <text:p text:style-name="P22">Check for agreement full data and summarized data for a full two dimensional simulation.</text:p>
        </text:list-item>
      </text:list>
      <text:p text:style-name="P2"/>
      <text:p text:style-name="P2">Old variables</text:p>
      <text:p text:style-name="P2"/>
      <text:p text:style-name="P2">{genotypeabundances,genotypes,globaltime,numgenotypes,system,sol,solafter,totalpopsize,totalpopsizeafter,bestclasssize,bestclassbirths,</text:p>
      <text:p text:style-name="P2">mutationtime,pfix,v0,establishtimeran,fixation,fixationran,timestep,lastenvwaittime,oldtotalpopsize,q,extinct,mostfitclass,history,</text:p>
      <text:p text:style-name="P2">newmutants,oldgenotypesindx,ciovercbar,parentindices,lasttimeabsfitadapt,mutationtype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28T14:50:19.419509313</dc:date>
    <meta:editing-duration>PT12H1M6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548" meta:character-count="3720" meta:non-whitespace-character-count="3265"/>
  </office:meta>
</office:document-meta>
</file>